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772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F135" table:end-x="0.7358in" table:end-y="0.0795in" draw:z-index="0" draw:style-name="gr1" svg:width="7.711in" svg:height="23.2921in" svg:x="1.4161in" svg:y="0.0799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2"/>
          <table:table-cell office:value-type="string">
            <text:p>1. n= 10000000k= 4 tango: 179 splay: 10</text:p>
          </table:table-cell>
          <table:table-cell table:number-columns-repeated="1020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2"/>
          <table:table-cell office:value-type="string">
            <text:p>2. n= 10000000k= 4 tango: 75 splay: 11</text:p>
          </table:table-cell>
          <table:table-cell table:number-columns-repeated="1020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2"/>
          <table:table-cell office:value-type="string">
            <text:p>3. n= 10000000k= 4 tango: 73 splay: 11</text:p>
          </table:table-cell>
          <table:table-cell table:number-columns-repeated="1020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2"/>
          <table:table-cell office:value-type="string">
            <text:p>1. n= 10000000k= 8 tango: 65 splay: 15</text:p>
          </table:table-cell>
          <table:table-cell table:number-columns-repeated="1020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2"/>
          <table:table-cell office:value-type="string">
            <text:p>2. n= 10000000k= 8 tango: 86 splay: 15</text:p>
          </table:table-cell>
          <table:table-cell table:number-columns-repeated="1020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2"/>
          <table:table-cell office:value-type="string">
            <text:p>3. n= 10000000k= 8 tango: 64 splay: 14</text:p>
          </table:table-cell>
          <table:table-cell table:number-columns-repeated="1020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2"/>
          <table:table-cell office:value-type="string">
            <text:p>1. n= 10000000k= 15 tango: 139 splay: 20</text:p>
          </table:table-cell>
          <table:table-cell table:number-columns-repeated="1020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2"/>
          <table:table-cell office:value-type="string">
            <text:p>2. n= 10000000k= 15 tango: 123 splay: 20</text:p>
          </table:table-cell>
          <table:table-cell table:number-columns-repeated="1020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2"/>
          <table:table-cell office:value-type="string">
            <text:p>3. n= 10000000k= 15 tango: 125 splay: 22</text:p>
          </table:table-cell>
          <table:table-cell table:number-columns-repeated="1020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2"/>
          <table:table-cell office:value-type="string">
            <text:p>1. n= 10000000k= 30 tango: 160 splay: 30</text:p>
          </table:table-cell>
          <table:table-cell table:number-columns-repeated="1020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2"/>
          <table:table-cell office:value-type="string">
            <text:p>2. n= 10000000k= 30 tango: 239 splay: 31</text:p>
          </table:table-cell>
          <table:table-cell table:number-columns-repeated="1020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2"/>
          <table:table-cell office:value-type="string">
            <text:p>3. n= 10000000k= 30 tango: 243 splay: 30</text:p>
          </table:table-cell>
          <table:table-cell table:number-columns-repeated="1020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2"/>
          <table:table-cell office:value-type="string">
            <text:p>1. n= 10000000k= 50 tango: 123 splay: 20</text:p>
          </table:table-cell>
          <table:table-cell table:number-columns-repeated="1020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2"/>
          <table:table-cell office:value-type="string">
            <text:p>2. n= 10000000k= 50 tango: 101 splay: 19</text:p>
          </table:table-cell>
          <table:table-cell table:number-columns-repeated="1020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2"/>
          <table:table-cell office:value-type="string">
            <text:p>3. n= 10000000k= 50 tango: 98 splay: 19</text:p>
          </table:table-cell>
          <table:table-cell table:number-columns-repeated="1020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2"/>
          <table:table-cell office:value-type="string">
            <text:p>1. n= 10000000k= 150 tango: 170 splay: 30</text:p>
          </table:table-cell>
          <table:table-cell table:number-columns-repeated="1020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2"/>
          <table:table-cell office:value-type="string">
            <text:p>2. n= 10000000k= 150 tango: 205 splay: 33</text:p>
          </table:table-cell>
          <table:table-cell table:number-columns-repeated="1020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 office:value-type="string">
            <text:p>working set 10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1. n= 1000k= 4 tango: 42 splay: 1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2. n= 1000k= 4 tango: 41 splay: 1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3. n= 1000k= 4 tango: 41 splay: 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1. n= 10000k= 8 tango: 48 splay: 1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2. n= 10000k= 8 tango: 48 splay: 1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office:value-type="string">
            <text:p>3. n= 10000k= 8 tango: 48 splay: 1</text:p>
          </table:table-cell>
          <table:table-cell table:number-columns-repeated="2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office:value-type="string">
            <text:p>1. n= 100000k= 15 tango: 52 splay: 2</text:p>
          </table:table-cell>
          <table:table-cell table:number-columns-repeated="2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office:value-type="string">
            <text:p>2. n= 100000k= 15 tango: 52 splay: 2</text:p>
          </table:table-cell>
          <table:table-cell table:number-columns-repeated="2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3. n= 100000k= 15 tango: 53 splay: 2</text:p>
          </table:table-cell>
          <table:table-cell table:number-columns-repeated="2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office:value-type="string">
            <text:p>1. n= 1000000k= 30 tango: 53 splay: 2</text:p>
          </table:table-cell>
          <table:table-cell table:number-columns-repeated="2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office:value-type="string">
            <text:p>2. n= 1000000k= 30 tango: 54 splay: 2</text:p>
          </table:table-cell>
          <table:table-cell table:number-columns-repeated="2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3. n= 1000000k= 30 tango: 54 splay: 2</text:p>
          </table:table-cell>
          <table:table-cell table:number-columns-repeated="2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>
          <table:table-cell office:value-type="string">
            <text:p>1. n= 10000000k= 50 tango: 5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k= 50 tango: 56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k= 50 tango: 5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61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44 splay: 3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44 splay: 3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</text:p>
          </table:table-cell>
          <table:table-cell office:value-type="string">
            <text:p>tango</text:p>
          </table:table-cell>
          <table:table-cell office:value-type="string">
            <text:p>splay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58">
            <text:p>25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457">
            <text:p>457</text:p>
          </table:table-cell>
          <table:table-cell office:value-type="float" office:value="35">
            <text:p>35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49M49S</meta:editing-duration>
    <meta:editing-cycles>21</meta:editing-cycles>
    <meta:generator>OpenOffice/4.1.7$Win32 OpenOffice.org_project/417m1$Build-9800</meta:generator>
    <dc:date>2020-08-15T09:08:29.58</dc:date>
    <dc:creator>andreas </dc:creator>
    <meta:document-statistic meta:table-count="3" meta:cell-count="1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